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59" calcext:value-type="float">
            <text:p>99,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9" calcext:value-type="float">
            <text:p>99,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8" calcext:value-type="float">
            <text:p>99,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8" calcext:value-type="float">
            <text:p>99,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4" calcext:value-type="float">
            <text:p>99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6" calcext:value-type="float">
            <text:p>99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5" calcext:value-type="float">
            <text:p>99,675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3:18.673349395</meta:creation-date>
    <dc:date>2018-01-14T22:05:36.772691126</dc:date>
    <meta:editing-duration>PT2M1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